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, sans-serif"/>
    <style:font-face style:name="Dyuthi" svg:font-family="Dyuthi" style:font-pitch="variable"/>
    <style:font-face style:name="aakar" svg:font-family="aak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language="ru" fo:country="RU"/>
    </style:style>
    <style:style style:name="P2" style:family="paragraph" style:parent-style-name="Standard">
      <style:text-properties fo:font-size="12pt" style:font-size-asian="12pt" style:font-size-complex="12pt"/>
    </style:style>
    <style:style style:name="P3" style:family="paragraph" style:parent-style-name="Standard">
      <style:text-properties fo:font-size="12pt" officeooo:rsid="0013b675" officeooo:paragraph-rsid="0013b675" style:font-size-asian="12pt" style:font-size-complex="12pt"/>
    </style:style>
    <style:style style:name="P4" style:family="paragraph" style:parent-style-name="Standard">
      <style:text-properties fo:font-size="12pt" officeooo:rsid="001567da" officeooo:paragraph-rsid="001567da" style:font-size-asian="12pt" style:font-size-complex="12pt"/>
    </style:style>
    <style:style style:name="P5" style:family="paragraph" style:parent-style-name="Standard">
      <style:text-properties fo:font-size="12pt" officeooo:rsid="001567da" officeooo:paragraph-rsid="0015c3c5" style:font-size-asian="12pt" style:font-size-complex="12pt"/>
    </style:style>
    <style:style style:name="P6" style:family="paragraph" style:parent-style-name="Standard">
      <style:text-properties fo:font-size="12pt" officeooo:rsid="0015c3c5" officeooo:paragraph-rsid="0015c3c5" style:font-size-asian="12pt" style:font-size-complex="12pt"/>
    </style:style>
    <style:style style:name="P7" style:family="paragraph" style:parent-style-name="Standard" style:list-style-name="L1">
      <style:text-properties fo:font-size="12pt" officeooo:rsid="0015c3c5" officeooo:paragraph-rsid="0015c3c5" style:font-size-asian="12pt" style:font-size-complex="12pt"/>
    </style:style>
    <style:style style:name="P8" style:family="paragraph" style:parent-style-name="Standard">
      <style:text-properties fo:font-size="12pt" officeooo:rsid="0015c3c5" officeooo:paragraph-rsid="0017803b" style:font-size-asian="12pt" style:font-size-complex="12pt"/>
    </style:style>
    <style:style style:name="P9" style:family="paragraph" style:parent-style-name="Standard">
      <style:text-properties fo:font-size="12pt" officeooo:rsid="0017803b" officeooo:paragraph-rsid="0017803b" style:font-size-asian="12pt" style:font-size-complex="12pt"/>
    </style:style>
    <style:style style:name="P10" style:family="paragraph" style:parent-style-name="Standard">
      <style:text-properties fo:font-size="12pt" officeooo:rsid="00188dcc" officeooo:paragraph-rsid="00188dcc" style:font-size-asian="12pt" style:font-size-complex="12pt"/>
    </style:style>
    <style:style style:name="P11" style:family="paragraph" style:parent-style-name="Standard">
      <style:text-properties fo:font-size="12pt" fo:font-weight="bold" officeooo:rsid="0017803b" officeooo:paragraph-rsid="0017803b" style:font-size-asian="12pt" style:font-weight-asian="bold" style:font-size-complex="12pt" style:font-weight-complex="bold"/>
    </style:style>
    <style:style style:name="P12" style:family="paragraph">
      <style:paragraph-properties fo:text-align="center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language="ru" fo:country="RU"/>
    </style:style>
    <style:style style:name="T3" style:family="text">
      <style:text-properties fo:language="ru" fo:country="RU" officeooo:rsid="0012abd1"/>
    </style:style>
    <style:style style:name="T4" style:family="text">
      <style:text-properties fo:language="ru" fo:country="RU" officeooo:rsid="0013b675"/>
    </style:style>
    <style:style style:name="T5" style:family="text">
      <style:text-properties fo:language="ru" fo:country="RU" officeooo:rsid="001567da"/>
    </style:style>
    <style:style style:name="T6" style:family="text">
      <style:text-properties fo:language="ru" fo:country="RU" officeooo:rsid="0015c3c5"/>
    </style:style>
    <style:style style:name="T7" style:family="text">
      <style:text-properties fo:language="ru" fo:country="RU" fo:font-weight="bold" style:font-weight-asian="bold" style:font-weight-complex="bold"/>
    </style:style>
    <style:style style:name="T8" style:family="text">
      <style:text-properties fo:language="ru" fo:country="RU" fo:font-weight="bold" officeooo:rsid="0015c3c5" style:font-weight-asian="bold" style:font-weight-complex="bold"/>
    </style:style>
    <style:style style:name="T9" style:family="text">
      <style:text-properties style:text-position="sub 58%" fo:language="ru" fo:country="RU"/>
    </style:style>
    <style:style style:name="T10" style:family="text">
      <style:text-properties style:text-position="sub 58%" fo:language="ru" fo:country="RU" fo:font-weight="bold" style:font-weight-asian="bold" style:font-weight-complex="bold"/>
    </style:style>
    <style:style style:name="T11" style:family="text">
      <style:text-properties style:text-position="sub 58%" fo:language="ru" fo:country="RU" fo:font-weight="bold" officeooo:rsid="0017803b" style:font-weight-asian="bold" style:font-weight-complex="bold"/>
    </style:style>
    <style:style style:name="T12" style:family="text">
      <style:text-properties style:text-position="sub 58%" fo:language="ru" fo:country="RU" fo:font-weight="bold" officeooo:rsid="0015c3c5" style:font-weight-asian="bold" style:font-weight-complex="bold"/>
    </style:style>
    <style:style style:name="T13" style:family="text">
      <style:text-properties style:text-position="0% 100%" fo:language="ru" fo:country="RU"/>
    </style:style>
    <style:style style:name="T14" style:family="text">
      <style:text-properties style:text-position="0% 100%" fo:language="ru" fo:country="RU" officeooo:rsid="0017803b"/>
    </style:style>
    <style:style style:name="T15" style:family="text">
      <style:text-properties style:text-position="0% 100%" fo:language="ru" fo:country="RU" fo:font-weight="bold" style:font-weight-asian="bold" style:font-weight-complex="bold"/>
    </style:style>
    <style:style style:name="T16" style:family="text">
      <style:text-properties style:text-position="0% 100%" fo:language="ru" fo:country="RU" fo:font-weight="bold" officeooo:rsid="0017803b" style:font-weight-asian="bold" style:font-weight-complex="bold"/>
    </style:style>
    <style:style style:name="T17" style:family="text">
      <style:text-properties style:text-position="0% 100%" fo:language="ru" fo:country="RU" fo:font-weight="bold" officeooo:rsid="0015c3c5" style:font-weight-asian="bold" style:font-weight-complex="bold"/>
    </style:style>
    <style:style style:name="T18" style:family="text">
      <style:text-properties style:text-position="0% 100%" fo:language="ru" fo:country="RU" officeooo:rsid="00188dcc"/>
    </style:style>
    <style:style style:name="T19" style:family="text">
      <style:text-properties style:text-position="0% 100%" fo:language="ru" fo:country="RU" style:text-underline-style="solid" style:text-underline-width="auto" style:text-underline-color="font-color"/>
    </style:style>
    <style:style style:name="T20" style:family="text">
      <style:text-properties style:text-position="0% 100%" fo:language="ru" fo:country="RU" fo:font-weight="normal" style:font-weight-asian="normal" style:font-weight-complex="normal"/>
    </style:style>
    <style:style style:name="T21" style:family="text">
      <style:text-properties style:text-position="0% 100%" fo:language="ru" fo:country="RU" fo:font-weight="normal" officeooo:rsid="0015c3c5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Механическое движение — изменение положения материальных тел в пространстве <text:span text:style-name="T1">происходящее с течением времени. </text:span></text:p>
      <text:p text:style-name="P2"/>
      <text:p text:style-name="P2"><text:span text:style-name="T3">Механическое взаимодействие — действия материальных тел друг на дру</text:span><text:span text:style-name="T4">га, при которых происходит изменение движения тел или их деформация. </text:span></text:p>
      <text:p text:style-name="P2"><text:span text:style-name="T4"/></text:p>
      <text:p text:style-name="P3"><text:span text:style-name="T2">Теоретическая механика — наука об общих законах механического движения и взаимодействия тел.</text:span></text:p>
      <text:p text:style-name="P3"><text:span text:style-name="T2"/></text:p>
      <text:p text:style-name="P3"><text:span text:style-name="T2">Пространство не зависит от времени и движущейся в нем материи. Оно обладает всеми геометрическими свойствами евклидовой геометрии.</text:span></text:p>
      <text:p text:style-name="P3"><text:span text:style-name="T2"/></text:p>
      <text:p text:style-name="P3"><text:span text:style-name="T2">Время — универсальное, не связанное с пространством </text:span><text:span text:style-name="T5">и материей понятие. </text:span></text:p>
      <text:p text:style-name="P3"><text:span text:style-name="T5"/></text:p>
      <text:p text:style-name="P4"><text:span text:style-name="T2">Теоретическая механика делиться на три составляющие:</text:span></text:p>
      <text:p text:style-name="P4"><text:span text:style-name="T2"/></text:p>
      <text:p text:style-name="P4"><text:span text:style-name="T2">1) Статика — учение о равновесии материальных тел и приведении системы к сил к простейшему виду.</text:span></text:p>
      <text:p text:style-name="P4"><text:span text:style-name="T2"/></text:p>
      <text:p text:style-name="P4"><text:span text:style-name="T2">2) Кинематика изучает движение материальных тел с геометрической точки зрения без учета сил, действующих на эти тела.</text:span></text:p>
      <text:p text:style-name="P4"><text:span text:style-name="T2"/></text:p>
      <text:p text:style-name="P4"><text:span text:style-name="T2">3) Динамика — раздел механики, изучающий законы движения тел в зависимости от действующих на них сил.</text:span></text:p>
      <text:p text:style-name="P4"><text:span text:style-name="T2"/></text:p>
      <text:p text:style-name="P4"><text:span text:style-name="T2">Материальная точка — объект конечной массы, положение которого, в пространстве, <text:s/>определяется <text:s/>геометрической точкой. </text:span></text:p>
      <text:p text:style-name="P4"><text:span text:style-name="T2"/></text:p>
      <text:p text:style-name="P4"><text:span text:style-name="T2">Механическая система — совокупность материальных точек взаимодействующих друг с другом по закону равновесия сил действия и противодействия. </text:span></text:p>
      <text:p text:style-name="P4"><text:span text:style-name="T2"/></text:p>
      <text:p text:style-name="P4"><text:span text:style-name="T2">Абсолютно твердое тело — тело, в котором расстояние между двумя точками остается неизменным.</text:span></text:p>
      <text:p text:style-name="P4"><text:span text:style-name="T2"/></text:p>
      <text:p text:style-name="P5"><text:span text:style-name="T2">Сила — </text:span><text:span text:style-name="T6">количественная мера взаимодействия материальных тел, в результате которого тела могут сообщать друг другу ускорение или деформироваться. </text:span></text:p>
      <text:p text:style-name="P5"><text:span text:style-name="T6"/></text:p>
      <text:p text:style-name="P5"><draw:line text:anchor-type="paragraph" draw:z-index="0" draw:name="Shape1" draw:style-name="gr1" draw:text-style-name="P12" svg:x1="0.3945in" svg:y1="0.1839in" svg:x2="0.5091in" svg:y2="0.1839in"><text:p/></draw:line><text:span text:style-name="T6"/></text:p>
      <text:p text:style-name="P5"><text:span text:style-name="T6">Сила </text:span><text:span text:style-name="T8">F </text:span><text:span text:style-name="T6"><text:s/>- вектор, который характеризуется:</text:span></text:p>
      <text:p text:style-name="P5"><text:span text:style-name="T6"/></text:p>
      <text:list xml:id="list3513411296" text:style-name="L1">
        <text:list-item>
          <text:p text:style-name="P7"><text:span text:style-name="T2">точкой приложения ( т. А)</text:span></text:p>
        </text:list-item>
        <text:list-item>
          <text:p text:style-name="P7"><text:span text:style-name="T2">направлением ( от А к В )</text:span></text:p>
        </text:list-item>
        <text:list-item>
          <text:p text:style-name="P7"><text:span text:style-name="T2">величиной ( модулем )</text:span></text:p>
        </text:list-item>
      </text:list>
      <text:p text:style-name="P6"><text:span text:style-name="T2"/></text:p>
      <text:p text:style-name="P6"><text:span text:style-name="T2">Определение:</text:span></text:p>
      <text:p text:style-name="P6"><text:span text:style-name="T2"/></text:p>
      <text:p text:style-name="P6"><text:span text:style-name="T2">Совокупность сил, приложенных к данному телу называется системой сил.<text:line-break/>{</text:span><text:span text:style-name="T7">F</text:span><text:span text:style-name="T10">1</text:span><text:span text:style-name="T15">, F</text:span><text:span text:style-name="T10">2</text:span><text:span text:style-name="T15">,</text:span><text:span text:style-name="T13"> …, </text:span><text:span text:style-name="T15">F</text:span><text:span text:style-name="T10">n </text:span><text:span text:style-name="T13">} - система сил ( СС )</text:span></text:p>
      <text:p text:style-name="P6"><text:span text:style-name="T13"/></text:p>
      <text:p text:style-name="P6"><text:soft-page-break/><text:span text:style-name="T13">{</text:span><text:span text:style-name="T15">F</text:span><text:span text:style-name="T10">1</text:span><text:span text:style-name="T15">, F</text:span><text:span text:style-name="T10">2</text:span><text:span text:style-name="T15">,</text:span><text:span text:style-name="T13"> …, </text:span><text:span text:style-name="T15">F</text:span><text:span text:style-name="T10">n </text:span><text:span text:style-name="T13">} </text:span><text:span text:style-name="T14">~ </text:span><text:span text:style-name="T13">0 — уравновешенная система сил. </text:span></text:p>
      <text:p text:style-name="P6"><text:span text:style-name="T13"/></text:p>
      <text:p text:style-name="P6"><text:span text:style-name="T13">Если не нарушая со</text:span><text:span text:style-name="T14">стояния тела, можно одну систему сил <text:s/>поменять на другую систему сил и наоборот, то такие системы сил называются эквивалентными. </text:span></text:p>
      <text:p text:style-name="P8"><text:span text:style-name="T14">{</text:span><text:span text:style-name="T16">F</text:span><text:span text:style-name="T11">1</text:span><text:span text:style-name="T16">, F</text:span><text:span text:style-name="T11">2</text:span><text:span text:style-name="T16">,</text:span><text:span text:style-name="T14"> …, </text:span><text:span text:style-name="T16">F</text:span><text:span text:style-name="T11">n </text:span><text:span text:style-name="T14">} ~ </text:span><text:span text:style-name="T13">{</text:span><text:span text:style-name="T16">P</text:span><text:span text:style-name="T10">1</text:span><text:span text:style-name="T15">, </text:span><text:span text:style-name="T16">P</text:span><text:span text:style-name="T10">2</text:span><text:span text:style-name="T15">,</text:span><text:span text:style-name="T13"> …,</text:span><text:span text:style-name="T15"> </text:span><text:span text:style-name="T16">P</text:span><text:span text:style-name="T10">n </text:span><text:span text:style-name="T13">} </text:span></text:p>
      <text:p text:style-name="P9"><text:span text:style-name="T13"/></text:p>
      <text:p text:style-name="P9"><text:span text:style-name="T13">Если система сил эквивалентна одной силе R, то R называется равнодействующей СС</text:span></text:p>
      <text:p text:style-name="P8"><text:span text:style-name="T13">{</text:span><text:span text:style-name="T15">F</text:span><text:span text:style-name="T10">1</text:span><text:span text:style-name="T15">, F</text:span><text:span text:style-name="T10">2</text:span><text:span text:style-name="T15">,</text:span><text:span text:style-name="T13"> …, </text:span><text:span text:style-name="T15">F</text:span><text:span text:style-name="T10">n</text:span><text:span text:style-name="T9"> </text:span><text:span text:style-name="T13">} </text:span><text:span text:style-name="T14">~ </text:span><text:span text:style-name="T16">R</text:span></text:p>
      <text:p text:style-name="P8"><text:span text:style-name="T14"/></text:p>
      <text:p text:style-name="P8"><text:span text:style-name="T14"/></text:p>
      <text:p text:style-name="P11"><text:span text:style-name="T13">Аксиомы статики и их следствия. </text:span></text:p>
      <text:p text:style-name="P9"><text:span text:style-name="T13"/></text:p>
      <text:p text:style-name="P9"><text:span text:style-name="T13">Второй закон Ньютона: m</text:span><text:span text:style-name="T15">W</text:span><text:span text:style-name="T13"> = </text:span><text:span text:style-name="T15">F </text:span><text:span text:style-name="T13">→ одна сила не может уравновешивать СС</text:span></text:p>
      <text:p text:style-name="P9"><text:span text:style-name="T13"/></text:p>
      <text:p text:style-name="P9"><text:span text:style-name="T19">Аксиома 1. </text:span><text:span text:style-name="T13">О равновесии двух сил ( для АТТ )</text:span></text:p>
      <text:p text:style-name="P9"><text:span text:style-name="T13">Система двух сил приложенных в точках АТТ будут уравновеш</text:span><text:span text:style-name="T18">ена тогда и только тогда, когда они равны по величине, действую на одной прямой и противоположенные стороны. </text:span></text:p>
      <text:p text:style-name="P10"><text:span text:style-name="T15">F</text:span><text:span text:style-name="T10">a</text:span><text:span text:style-name="T15"> </text:span><text:span text:style-name="T13">= - </text:span><text:span text:style-name="T15">F</text:span><text:span text:style-name="T10">b <text:s text:c="4"/></text:span><text:span text:style-name="T21">{ </text:span><text:span text:style-name="T17">F</text:span><text:span text:style-name="T10">a </text:span><text:span text:style-name="T17">, F</text:span><text:span text:style-name="T10">b </text:span><text:span text:style-name="T21">} </text:span><text:span text:style-name="T20">~ 0</text:span></text:p>
      <text:p text:style-name="P10"><text:span text:style-name="T20"/></text:p>
      <text:p text:style-name="P10"><text:span text:style-name="T20">Аксиома 2. <text:s/>О добавлении и исключении уравновешенных СС. ( для АТТ) </text:span></text:p>
      <text:p text:style-name="P9"><text:span text:style-name="T18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, sans-serif"/>
    <style:font-face style:name="Dyuthi" svg:font-family="Dyuthi" style:font-pitch="variable"/>
    <style:font-face style:name="aakar" svg:font-family="aak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4T20:10:15.585139304</meta:creation-date>
    <dc:date>2019-09-04T21:14:12.129129226</dc:date>
    <meta:editing-duration>PT6M5S</meta:editing-duration>
    <meta:editing-cycles>1</meta:editing-cycles>
    <meta:document-statistic meta:table-count="0" meta:image-count="0" meta:object-count="0" meta:page-count="2" meta:paragraph-count="30" meta:word-count="359" meta:character-count="2376" meta:non-whitespace-character-count="2018"/>
    <meta:generator>LibreOffice/6.2.6.2$Linux_X86_64 LibreOffice_project/20$Build-2</meta:generator>
  </office:meta>
</office:document-meta>
</file>